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 <text:tab/> <text:tab/> <text:tab/><text:tab/></text:p>
      <text:p text:style-name="Standard"><text:tab/><text:tab/><text:tab/></text:p>
      <text:p text:style-name="Standard"><text:tab/><text:tab/><text:tab/><text:tab/></text:p>
      <text:p text:style-name="Standard"><text:tab/><text:tab/><text:tab/><text:tab/><text:tab/></text:p>
      <text:p text:style-name="Standard">Connect to the account with this key for shenanigans<text:tab/><text:tab/><text:tab/><text:tab/><text:tab/><text:tab/></text:p>
      <text:p text:style-name="P1"/>
      <text:p text:style-name="Standard"><text:span text:style-name="T1">aws_access_key_id = AKIAYVP4CIPPB4J6MWVQ</text:span></text:p>
      <text:p text:style-name="Standard"><text:span text:style-name="T1">aws_secret_access_key = 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</text:span></text:p>
      <text:p text:style-name="Standard"><text:span text:style-name="T1">output = json</text:span><text:tab/><text:tab/><text:tab/></text:p>
      <text:p text:style-name="Standard"><text:span text:style-name="T1">region = us-east-2</text:span></text:p>
      <text:p text:style-name="Standard"/>
      <text:p text:style-name="Standard"><text:tab/><text:tab/><text:tab/><text:tab/><text:tab/></text:p>
      <text:p text:style-name="Standard"><text:tab/><text:tab/><text:tab/><text:tab/></text:p>
      <text:p text:style-name="Standard"><text:tab/><text:tab/><text:tab/></text:p>
      <text:p text:style-name="Standard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21" meta:character-count="231" meta:non-whitespace-character-count="171"/>
    <meta:generator>LibreOfficeDev/6.0.5.2$Linux_X86_64 LibreOffice_project/</meta:generator>
  </office:meta>
</office:document-meta>
</file>